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.msgProcessDeployed( QName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eployFailed( QName name , File deploymentUni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cheduledJobFailed( Map &lt; String , Object &gt; job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eployStarting( File deploymentUni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b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cessNotActive( QName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cessUnregisterFailed( QName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cessRegistered( QName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BarProcessLoadEr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MyRoleRoutingFailure( String messageExchan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DeployRollback( File deploymentUni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DMyRoleNotFound( String partner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ProcessNotFound( QName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DPartnerLinkNotFound( String partner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ProcessActivationError( QName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pertyAliasDerefFailedOnMessage( String aliasDescription ,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cessUnregistered( QName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cessLoadError( QName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erver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perationInterru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ExpLangRegistrationError( String expressionLanguageUri , Map &lt; String , String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DNoInitiliazePartnerRole( String partner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InstanceNotFound( Long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DPartnerRoleNotFound( String partner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DeployFailDescriptorInvalid( URI dd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PropertyAliasReturnedNullSet( String alias ,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UnknownEPR( String 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InterceptorAborted( String mexId , String interceptor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ReschedulingJobForInactiveProcess( QName processId , String jobId , Date reschedu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ServerSto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cheduledJobReferencesUnknownInstance( Long i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eployFailDescriptorIOError( URI dd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UnknownOperation( String operationName , QName por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ExtensionMustUnderstandError( QName name , String extension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s.msgDbConsistencyError( String 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eployFailDescriptorURIInvalid( URI dd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UndefinedServicePort( QName service , String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ProcessDeployErrAlreadyDeployed( QName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